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c6e02"/>
    </style:style>
    <style:style style:name="P3" style:family="paragraph" style:parent-style-name="Standard">
      <style:paragraph-properties fo:text-align="justify" style:justify-single-word="false"/>
      <style:text-properties officeooo:paragraph-rsid="000cd116"/>
    </style:style>
    <style:style style:name="P4" style:family="paragraph" style:parent-style-name="Standard">
      <style:paragraph-properties fo:text-align="justify" style:justify-single-word="false"/>
      <style:text-properties officeooo:paragraph-rsid="000eb5ba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  <style:text-properties fo:font-weight="bold" officeooo:paragraph-rsid="000c6e02" style:font-weight-asian="bold"/>
    </style:style>
    <style:style style:name="P7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8" style:family="paragraph" style:parent-style-name="Standard">
      <style:paragraph-properties fo:text-align="justify" style:justify-single-word="false"/>
      <style:text-properties fo:font-style="italic" officeooo:rsid="000c6e02" officeooo:paragraph-rsid="000c6e02" style:font-style-asian="italic"/>
    </style:style>
    <style:style style:name="P9" style:family="paragraph" style:parent-style-name="Standard">
      <style:paragraph-properties fo:text-align="center" style:justify-single-word="false"/>
      <style:text-properties officeooo:paragraph-rsid="000a7329"/>
    </style:style>
    <style:style style:name="P10" style:family="paragraph" style:parent-style-name="Standard">
      <style:paragraph-properties fo:text-align="justify" style:justify-single-word="false"/>
      <style:text-properties officeooo:rsid="000fdd94" officeooo:paragraph-rsid="000fdd94"/>
    </style:style>
    <style:style style:name="P11" style:family="paragraph" style:parent-style-name="Standard">
      <style:paragraph-properties fo:margin-left="0.1972in" fo:margin-right="0in" fo:text-align="justify" style:justify-single-word="false" fo:text-indent="-0.1972in" style:auto-text-indent="false"/>
    </style:style>
    <style:style style:name="P12" style:family="paragraph" style:parent-style-name="Standard">
      <style:paragraph-properties fo:margin-left="0.1972in" fo:margin-right="0in" fo:text-align="justify" style:justify-single-word="false" fo:text-indent="0in" style:auto-text-indent="false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3pt" fo:font-weight="bold" officeooo:paragraph-rsid="000a7329" style:font-size-asian="13pt" style:font-weight-asian="bold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0a7329" officeooo:paragraph-rsid="000a7329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0c6e02" officeooo:paragraph-rsid="000c6e02"/>
    </style:style>
    <style:style style:name="P16" style:family="paragraph" style:parent-style-name="Standard">
      <style:paragraph-properties fo:text-align="justify" style:justify-single-word="false"/>
    </style:style>
    <style:style style:name="T1" style:family="text">
      <style:text-properties fo:font-size="13pt" fo:font-weight="bold" officeooo:rsid="000a7329" style:font-size-asian="13pt" style:font-weight-asian="bold"/>
    </style:style>
    <style:style style:name="T2" style:family="text">
      <style:text-properties fo:font-size="13pt" fo:font-weight="bold" officeooo:rsid="000eb5ba" style:font-size-asian="13pt" style:font-weight-asian="bold"/>
    </style:style>
    <style:style style:name="T3" style:family="text">
      <style:text-properties style:font-name-asian="Arial"/>
    </style:style>
    <style:style style:name="T4" style:family="text">
      <style:text-properties officeooo:rsid="000a7329"/>
    </style:style>
    <style:style style:name="T5" style:family="text">
      <style:text-properties officeooo:rsid="000c6e02"/>
    </style:style>
    <style:style style:name="T6" style:family="text">
      <style:text-properties officeooo:rsid="000cd116"/>
    </style:style>
    <style:style style:name="T7" style:family="text">
      <style:text-properties officeooo:rsid="000cdb1c"/>
    </style:style>
    <style:style style:name="T8" style:family="text">
      <style:text-properties officeooo:rsid="000fdd94"/>
    </style:style>
    <style:style style:name="T9" style:family="text">
      <style:text-properties officeooo:rsid="00105ab5"/>
    </style:style>
    <style:style style:name="T10" style:family="text">
      <style:text-properties officeooo:rsid="00113f49"/>
    </style:style>
    <style:style style:name="T11" style:family="text">
      <style:text-properties officeooo:rsid="001306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tokoll der Gründungsversammlung des Vereins </text:p>
      <text:p text:style-name="P9"><text:span text:style-name="T1">Open Medicine </text:span><text:span text:style-name="T2">Initiative</text:span></text:p>
      <text:p text:style-name="P1"/>
      <text:p text:style-name="P1">Am <text:span text:style-name="T4">26.01.2014</text:span> fanden sich die in der Anwesenheitsliste aufgeführten <text:span text:style-name="T4">XX</text:span> Personen ein, um über die Gründung des Vereins <text:span text:style-name="T4">Open Medicine Initiative</text:span> zu beschließen. Von den aufgeführten Personen besitzen alle das Stimmrecht. Die Anwesenheitsliste ist wesentlicher Bestandteil dieses Protokolls.</text:p>
      <text:p text:style-name="P1"/>
      <text:p text:style-name="Text_20_body">Herr <text:span text:style-name="T8">Benjamin Diedrichsen</text:span> eröffnete die Versammlung. Er begrüßte die Erschienenen <text:span text:style-name="T11">und</text:span> erläuterte den Zweck der Sitzung. Herr <text:span text:style-name="T8">Benjamin Diedrichsen</text:span> erklärte sich bereit, die Versammlungsleitung zu übernehmen und bat Herrn/Frau .......... das Protokoll zu führen. Beide wurden von der Versammlung einstimmig durch Zuruf gewählt. Der Versammlungsleiter schlug folgende Tagesordnung vor:</text:p>
      <text:p text:style-name="P1"/>
      <text:list xml:id="list8863550082194584352" text:style-name="L1">
        <text:list-item>
          <text:p text:style-name="P14">Präsentation zur Umsetzung der Vereinszwecke</text:p>
        </text:list-item>
        <text:list-item>
          <text:p text:style-name="P14">Erläuterung der Satzung und Abstimmung darüber</text:p>
        </text:list-item>
        <text:list-item>
          <text:p text:style-name="P14">Wahl der Vorstand<text:span text:style-name="T9">es</text:span></text:p>
        </text:list-item>
        <text:list-item>
          <text:p text:style-name="P14">Abstimmung über die Beitragsordnung</text:p>
        </text:list-item>
        <text:list-item>
          <text:p text:style-name="P14">Abstimmung über Geschäftsordnung</text:p>
        </text:list-item>
        <text:list-item>
          <text:p text:style-name="P15">Beschlüsse über Organisationsfragen</text:p>
        </text:list-item>
      </text:list>
      <text:p text:style-name="P1"/>
      <text:p text:style-name="P1">Die Tagesordnung wurde einstimmig angenommen.</text:p>
      <text:p text:style-name="P1"/>
      <text:p text:style-name="P5">zu <text:span text:style-name="T4">2</text:span>. </text:p>
      <text:p text:style-name="P1">Durch den Versammlungsleiter wurde die Satzung, die den Anwesenden im Entwurf bereits bekannt war, erläutert. Änderungs- und Ergänzungsvorschläge der Versammlungsteilnehmer wurden eingearbeitet. </text:p>
      <text:p text:style-name="P10"/>
      <text:p text:style-name="P10">Details?</text:p>
      <text:p text:style-name="P10"/>
      <text:p text:style-name="P1">Die Endfassung der Satzung, die wesentlicher Bestandteil dieses Protokolls ist, wurde einstimmig beschlossen.</text:p>
      <text:p text:style-name="P4">Es wird festgestellt, dass der Verein <text:span text:style-name="T4">Open Medicine Initiative</text:span> gegründet wurde.</text:p>
      <text:p text:style-name="P1"/>
      <text:p text:style-name="P5"/>
      <text:p text:style-name="P5">zu 3. </text:p>
      <text:p text:style-name="P7">Vorstandswahl</text:p>
      <text:p text:style-name="P1"><text:span text:style-name="T3"><text:s/></text:span><text:tab/><text:tab/><text:tab/><text:tab/><text:tab/><text:tab/>Ja <text:s text:c="5"/>Nein <text:s text:c="3"/>Enth.</text:p>
      <text:p text:style-name="P1"/>
      <text:p text:style-name="P1">Vorsitzender <text:tab/>Herr/Frau ................ <text:tab/><text:tab/>... <text:tab/>... <text:tab/>...</text:p>
      <text:p text:style-name="P1"/>
      <text:p text:style-name="P1">Stellvertreter <text:tab/>Herr/Frau ................ <text:tab/><text:tab/>... <text:tab/>... <text:tab/>...</text:p>
      <text:p text:style-name="P1"/>
      <text:p text:style-name="P1">Kassenwart <text:tab/>Herr/Frau ................ <text:tab/><text:tab/>... <text:tab/>... <text:tab/>...</text:p>
      <text:p text:style-name="P1"/>
      <text:p text:style-name="P1">usw.</text:p>
      <text:p text:style-name="P1"/>
      <text:p text:style-name="P1">Alle Gewählten nahmen die Wahl an.</text:p>
      <text:p text:style-name="P1"/>
      <text:p text:style-name="P1">Der/Die Vorsitzende Herr/Frau ............... übernahm die weitere Versammlungsleitung.</text:p>
      <text:p text:style-name="P1"/>
      <text:p text:style-name="P5"/>
      <text:p text:style-name="P5">zu 4. </text:p>
      <text:p text:style-name="P7">Beitrags- und Gebührenordnung</text:p>
      <text:p text:style-name="P7"/>
      <text:p text:style-name="P1">Die Beitrags- und Gebührenordnung <text:span text:style-name="T6">wurde einstimmig beschlossen und</text:span> ist wesentlicher Bestandteil dieses Protokolls.</text:p>
      <text:p text:style-name="P1"/>
      <text:p text:style-name="P6">zu <text:span text:style-name="T9">5</text:span>. </text:p>
      <text:p text:style-name="P8">Geschäftsordnung</text:p>
      <text:p text:style-name="P2"><text:soft-page-break/></text:p>
      <text:p text:style-name="P3">Die <text:span text:style-name="T5">Geschäftsordnung</text:span> <text:span text:style-name="T6">wurde einstimmig beschlossen und </text:span>ist wesentlicher Bestandteil dieses Protokolls.</text:p>
      <text:p text:style-name="P1"/>
      <text:p text:style-name="P5">zu <text:span text:style-name="T5">6</text:span>. </text:p>
      <text:p text:style-name="P7">Beschlüsse über Organisationsfragen</text:p>
      <text:p text:style-name="P1"/>
      <text:p text:style-name="P11">a)<text:tab/>Der Vorstand wird beauftragt, den Verein zur Eintragung in das Vereinsregister anzumelden und die Gemeinnützigkeit beim Finanzamt für Körperschaften zu beantragen.</text:p>
      <text:p text:style-name="P11"/>
      <text:p text:style-name="P11">b)<text:tab/>Auf Vorschlag des Vorsitzenden wurde folgender Beschluss einstimmig gefasst:</text:p>
      <text:p text:style-name="P12">Der Vorsitzende wird ermächtigt, Änderungen und Ergänzungen <text:span text:style-name="T9">an </text:span>der Satzung <text:span text:style-name="T9">ohne Einberufung einer Mitgliederversammlung</text:span> vorzunehmen, <text:span text:style-name="T9">sofern</text:span> das Amtsgericht die Eintragung in das Vereinsregister oder das Finanzamt für Körperschaften die Anerkennung als gemeinnützig <text:span text:style-name="T9">davon </text:span>abhängig macht. <text:span text:style-name="T9">Die geänderte Satzung ist von den Gründungsmitgliedern erneut zu unterzeichnen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erlin, <text:span text:style-name="T10">TT.MM.JJJJ</text:span></text:p>
      <text:p text:style-name="P1"/>
      <text:p text:style-name="P1"/>
      <text:p text:style-name="P1"/>
      <text:p text:style-name="P1">Vorsitzender <text:tab/><text:tab/><text:tab/><text:tab/><text:span text:style-name="T8">Protokollführung</text:span>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fo:font-size="14pt" fo:font-weight="bold" style:letter-kerning="true" style:font-size-asian="14pt" style:font-weight-asian="bold"/>
    </style:style>
    <style:style style:name="Sender" style:family="paragraph" style:parent-style-name="Standard" style:class="extra">
      <style:text-properties fo:font-variant="small-caps" fo:font-size="10pt" style:font-size-asian="10pt"/>
    </style:style>
    <style:style style:name="Addressee" style:family="paragraph" style:parent-style-name="Standard" style:class="extra">
      <style:paragraph-properties fo:margin-left="0.0008in" fo:margin-right="0in" fo:text-indent="0in" style:auto-text-indent="false"/>
      <style:text-properties fo:font-size="14pt" style:font-size-asian="14pt"/>
    </style:style>
    <style:style style:name="Baumann" style:family="paragraph" style:parent-style-name="Standard"/>
    <style:style style:name="Baumann1" style:family="paragraph" style:parent-style-name="Baumann">
      <style:text-properties fo:color="#ff0000" style:font-name="Comic Sans MS" fo:font-family="'Comic Sans MS'" style:font-family-generic="script" style:font-pitch="variable" fo:font-size="26pt" fo:font-style="italic" fo:font-weight="bold" style:font-size-asian="26pt" style:font-style-asian="italic" style:font-weight-asian="bold" style:font-name-complex="Comic Sans MS" style:font-family-complex="'Comic Sans MS'" style:font-family-generic-complex="script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xtkörper_20_2" style:display-name="Textkörper 2" style:family="paragraph" style:parent-style-name="Standard">
      <style:paragraph-properties fo:text-align="justify" style:justify-single-word="false"/>
      <style:text-properties fo:color="#0000ff" fo:font-style="italic" style:font-style-asian="italic"/>
    </style:style>
    <style:style style:name="WW8Num1z0" style:family="text">
      <style:text-properties style:font-name="Arial" fo:font-family="Arial" style:font-family-generic="swiss" style:font-pitch="variable" fo:font-size="11pt" fo:font-style="normal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/>
    </style:style>
    <style:style style:name="WW8NumSt2z0" style:family="text">
      <style:text-properties style:font-name="Arial" fo:font-family="Arial" style:font-family-generic="swiss" style:font-pitch="variable" fo:font-size="11pt" fo:font-style="normal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/>
    </style:style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 " style:num-format="1" text:start-value="6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3937in" fo:margin-left="0.9846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uster eines Gründungsprotokolls</dc:title>
    <meta:initial-creator>Kommentar</meta:initial-creator>
    <meta:creation-date>1999-09-21T09:31:00</meta:creation-date>
    <dc:creator>benni </dc:creator>
    <dc:date>2015-01-26T15:36:18.771335449</dc:date>
    <meta:editing-cycles>17</meta:editing-cycles>
    <meta:generator>LibreOffice/4.2.7.2$Linux_X86_64 LibreOffice_project/420m0$Build-2</meta:generator>
    <meta:editing-duration>PT1H48M17S</meta:editing-duration>
    <meta:document-statistic meta:table-count="0" meta:image-count="0" meta:object-count="0" meta:page-count="2" meta:paragraph-count="38" meta:word-count="336" meta:character-count="2721" meta:non-whitespace-character-count="2388"/>
  </office:meta>
</office:document-meta>
</file>